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Android/Linux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Re-took courses in data structures; enrolled in S.T.E.M.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(prospective)</text:span>
						</text:p>
            <text:p text:style-name="work-desc">
							Preparing a cirriculum for basic and intermediate Rōblox development
						</text:p>
            <text:p text:style-name="work-desc">
							Establishing an audience of students aged approx. 8 through 13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p text:style-name="work-desc">
							Effectively communicated with customers and team members in a fast-paced environment
						</text:p>
            <text:p text:style-name="work-desc">
							Assumed different roles within the restaurant to support overall operations
						</text:p>
            <text:p text:style-name="work-desc">
							Handled cash transactions and using point-of-sale systems
						</text:p>
            <text:p text:style-name="work-desc">
							Addressed customer concerns and resolving issues in a positive and efficient manner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6 07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